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text-align="justify" fo:text-align-last="justify" style:justify-single-word="true"/>
    </style:style>
    <style:style style:name="P2" style:family="paragraph">
      <style:paragraph-properties fo:text-align="justify" fo:text-align-last="justify" style:justify-single-word="false"/>
    </style:style>
  </office:automatic-styles>
  <office:body>
    <office:text>
      <text:p text:style-name="P1">
     This is an example of using the style:justify-single-word property to specify whether or not a single word should be justified. This is an example of using the style:justify-single-word property to specify whether or not a single word should be justified.
   (true)
   </text:p>
      <text:p/>
      <text:p text:style-name="P2">
    This is an example of using the style:justify-single-word property to specify whether or not a single word should be justified.
    This is an example of using the style:justify-single-word property to specify whether or not a single word should be justified.
   (false)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